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6cm" svg:y="0.48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6-06-01T20:00:15</dc:date>
    <dc:creator>tokai </dc:creator>
    <meta:editing-duration>PT2M17S</meta:editing-duration>
    <meta:editing-cycles>13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4.89842541528951E-016">
                <text:p>-4.8984254152895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